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'Times New Roman', Times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afc4c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db305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e3e3e" style:font-name="Verdana" fo:font-size="9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fo:font-style="normal" fo:font-weight="normal" officeooo:rsid="000b5f7f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fo:font-style="normal" fo:font-weight="normal" officeooo:rsid="000b5f7f" officeooo:paragraph-rsid="000b5f7f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fo:font-style="normal" fo:font-weight="normal" officeooo:paragraph-rsid="001068c7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fo:font-style="normal" fo:font-weight="normal" officeooo:rsid="000afc4c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officeooo:rsid="000b5f7f" officeooo:paragraph-rsid="000b5f7f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officeooo:rsid="000b5f7f" officeooo:paragraph-rsid="000b5f7f" style:font-size-asian="12pt" style:font-size-complex="12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style:font-size-asian="12pt" style:font-size-complex="12pt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Arial" fo:font-size="12pt" fo:letter-spacing="normal" fo:font-style="normal" style:text-underline-style="none" fo:font-weight="normal" officeooo:rsid="000afc4c" officeooo:paragraph-rsid="000afc4c" style:font-size-asian="12pt" style:font-size-complex="12pt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Arial" fo:font-size="12pt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Arial" fo:font-size="12pt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Arial" fo:font-size="12pt" style:text-underline-style="none" officeooo:rsid="000afc4c" officeooo:paragraph-rsid="000afc4c" style:font-size-asian="12pt" style:font-size-complex="12pt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text-underline-style="none" officeooo:rsid="000afc4c" officeooo:paragraph-rsid="000f6c9f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text-underline-style="none" officeooo:rsid="000f6c9f" officeooo:paragraph-rsid="000f6c9f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text-underline-style="none" officeooo:rsid="001068c7" officeooo:paragraph-rsid="001068c7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Arial" fo:font-size="12pt" style:font-size-asian="12pt" style:font-size-complex="12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e3e3e" style:font-name="Arial" fo:font-size="12pt" fo:letter-spacing="normal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b5f7f"/>
    </style:style>
    <style:style style:name="T3" style:family="text">
      <style:text-properties fo:font-variant="normal" fo:text-transform="none" fo:color="#3e3e3e" fo:letter-spacing="normal" fo:font-style="normal" fo:font-weight="normal"/>
    </style:style>
    <style:style style:name="T4" style:family="text">
      <style:text-properties fo:font-variant="normal" fo:text-transform="none" fo:color="#3e3e3e" fo:letter-spacing="normal" fo:font-style="normal" fo:font-weight="normal" officeooo:rsid="000afc4c"/>
    </style:style>
    <style:style style:name="T5" style:family="text">
      <style:text-properties fo:font-variant="normal" fo:text-transform="none" fo:color="#3e3e3e" fo:letter-spacing="normal" fo:font-style="normal" fo:font-weight="bold" officeooo:rsid="000f6c9f" style:font-weight-asian="bold" style:font-weight-complex="bold"/>
    </style:style>
    <style:style style:name="T6" style:family="text">
      <style:text-properties fo:font-variant="normal" fo:text-transform="none" fo:color="#3e3e3e" fo:letter-spacing="normal" fo:font-style="normal" fo:font-weight="bold" officeooo:rsid="000afc4c" style:font-weight-asian="bold" style:font-weight-complex="bold"/>
    </style:style>
    <style:style style:name="T7" style:family="text">
      <style:text-properties fo:font-variant="normal" fo:text-transform="none" fo:color="#3e3e3e" style:font-name="Arial" fo:font-size="12pt" fo:letter-spacing="normal" fo:font-style="normal" fo:font-weight="normal" style:font-size-asian="12pt" style:font-size-complex="12pt" loext:padding="0in" loext:border="none"/>
    </style:style>
    <style:style style:name="T8" style:family="text">
      <style:text-properties fo:font-variant="normal" fo:text-transform="none" fo:color="#3e3e3e" style:font-name="Arial" fo:font-size="12pt" fo:letter-spacing="normal" fo:font-style="normal" fo:font-weight="normal" officeooo:rsid="000afc4c" style:font-size-asian="12pt" style:font-size-complex="12pt" loext:padding="0in" loext:border="none"/>
    </style:style>
    <style:style style:name="T9" style:family="text">
      <style:text-properties fo:font-variant="normal" fo:text-transform="none" fo:color="#3e3e3e" style:font-name="Arial" fo:font-size="12pt" fo:letter-spacing="normal" fo:font-style="normal" fo:font-weight="normal" officeooo:rsid="000c380d" style:font-size-asian="12pt" style:font-size-complex="12pt" loext:padding="0in" loext:border="none"/>
    </style:style>
    <style:style style:name="T10" style:family="text">
      <style:text-properties fo:font-variant="normal" fo:text-transform="none" fo:color="#3e3e3e" style:font-name="Arial" fo:font-size="12pt" fo:letter-spacing="normal" fo:font-style="normal" fo:font-weight="normal" officeooo:rsid="000f6c9f" style:font-size-asian="12pt" style:font-size-complex="12pt" loext:padding="0in" loext:border="none"/>
    </style:style>
    <style:style style:name="T11" style:family="text"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normal" officeooo:rsid="000afc4c" style:font-size-asian="12pt" style:font-size-complex="12pt" loext:padding="0in" loext:border="none"/>
    </style:style>
    <style:style style:name="T12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 loext:padding="0in" loext:border="none"/>
    </style:style>
    <style:style style:name="T13" style:family="text">
      <style:text-properties fo:font-variant="normal" fo:text-transform="none" fo:color="#333333" style:font-name="Arial" fo:font-size="12pt" fo:letter-spacing="normal" fo:font-style="normal" fo:font-weight="normal" officeooo:rsid="000f6c9f" style:font-size-asian="12pt" style:font-size-complex="12pt" loext:padding="0in" loext:border="none"/>
    </style:style>
    <style:style style:name="T14" style:family="text">
      <style:text-properties fo:font-variant="normal" fo:text-transform="none" fo:color="#333333" fo:letter-spacing="normal" fo:font-style="normal" style:text-underline-style="none" fo:font-weight="normal" officeooo:rsid="000afc4c" loext:padding="0in" loext:border="none"/>
    </style:style>
    <style:style style:name="T15" style:family="text">
      <style:text-properties fo:font-variant="normal" fo:text-transform="none" fo:color="#333333" fo:letter-spacing="normal" fo:font-style="normal" fo:font-weight="normal" loext:padding="0in" loext:border="none"/>
    </style:style>
    <style:style style:name="T16" style:family="text">
      <style:text-properties officeooo:rsid="000afc4c"/>
    </style:style>
    <style:style style:name="T17" style:family="text">
      <style:text-properties officeooo:rsid="000b5f7f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" fo:font-size="12pt" officeooo:rsid="000b5f7f" style:font-size-asian="12pt" style:font-size-complex="12pt"/>
    </style:style>
    <style:style style:name="T20" style:family="text">
      <style:text-properties fo:font-weight="bold" officeooo:rsid="000f6c9f" style:font-weight-asian="bold" style:font-weight-complex="bold"/>
    </style:style>
    <style:style style:name="T21" style:family="text">
      <style:text-properties fo:font-weight="bold" officeooo:rsid="000afc4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7">PERÍODO PARA </text:span></text:span><text:span text:style-name="Strong_20_Emphasis"><text:span text:style-name="T9">REQUERIMENTO PARA </text:span></text:span><text:span text:style-name="Strong_20_Emphasis"><text:span text:style-name="T7">VALIDAÇÃO DE DISCIPLINAS, </text:span></text:span><text:span text:style-name="Strong_20_Emphasis"><text:span text:style-name="T10">2017/2</text:span></text:span><text:span text:style-name="Strong_20_Emphasis"><text:span text:style-name="T8"> </text:span></text:span><text:span text:style-name="Strong_20_Emphasis"><text:span text:style-name="T7">:</text:span></text:span></text:p>
      <text:p text:style-name="P6"/>
      <text:p text:style-name="P17"><text:span text:style-name="T3">Os alunos interessados em validar disciplinas do curso poderão entregar a documentação solicitada para validação </text:span><text:span text:style-name="T4">do dia </text:span><text:span text:style-name="T5">24/07/2017</text:span><text:span text:style-name="T6"> até </text:span><text:span text:style-name="T5">28/07</text:span><text:span text:style-name="T6">/2017</text:span><text:span text:style-name="T4"> conforme estabelecido no calendário acadêmico. </text:span></text:p>
      <text:p text:style-name="P6"/>
      <text:p text:style-name="P4"><text:span text:style-name="Strong_20_Emphasis"><text:span text:style-name="T7">INSTRUÇÕES PARA VALIDAÇÃO DE DISCIPLINA</text:span></text:span></text:p>
      <text:p text:style-name="P16"><text:span text:style-name="T3">1. Preencher </text:span><text:span text:style-name="T14">o REQUERIMENTO PARA APROVEITAMENTO DE ESTUDOS:</text:span></text:p>
      <text:p text:style-name="P15">obs.1: Veja aqui o Requerimento para Aproveitamento de Estudos:</text:p>
      <text:p text:style-name="P3"><text:a xlink:type="simple" xlink:href="http://blumenau.ifc.edu.br/secretaria/wp-content/uploads/sites/21/2016/06/Requerimento-para-aproveitamento-de-estudos.pdf" text:style-name="Internet_20_link" text:visited-style-name="Visited_20_Internet_20_Link">http://blumenau.ifc.edu.br/secretaria/wp-content/uploads/sites/21/2016/06/Requerimento-para-aproveitamento-de-estudos.pdf</text:a><text:span text:style-name="T11">) </text:span></text:p>
      <text:p text:style-name="P11"/>
      <text:p text:style-name="P16"><text:span text:style-name="T4">obs.2: </text:span><text:span text:style-name="T3">Veja aqui </text:span><text:span text:style-name="T4">a Matriz Curricular do seu curso: </text:span></text:p>
      <text:p text:style-name="P16"><text:span text:style-name="T4"/></text:p>
      <text:p text:style-name="P19"><text:span text:style-name="T12">TADS, </text:span><text:span text:style-name="T13">ingressantes antes de 2017:</text:span></text:p>
      <text:p text:style-name="P19"><text:a xlink:type="simple" xlink:href="http://blumenau.ifc.edu.br/tads/wp-content/uploads/sites/8/2015/11/PPC.TADS_.pdf" text:style-name="Internet_20_link" text:visited-style-name="Visited_20_Internet_20_Link"><text:span text:style-name="T13">http://blumenau.ifc.edu.br/tads/wp-content/uploads/sites/8/2015/11/PPC.TADS_.pdf</text:span></text:a></text:p>
      <text:p text:style-name="P19"><text:a xlink:type="simple" xlink:href="http://blumenau.ifc.edu.br/tads/matriz-curricular/" text:style-name="Internet_20_link" text:visited-style-name="Visited_20_Internet_20_Link"><text:span text:style-name="T12"/></text:a></text:p>
      <text:p text:style-name="P21"><text:span text:style-name="T12">TADS, </text:span><text:span text:style-name="T13">ingressantes em 2017 ou após:</text:span></text:p>
      <text:p text:style-name="P20"><text:a xlink:type="simple" xlink:href="http://blumenau.ifc.edu.br/tads/wp-content/uploads/sites/8/2015/11/PPC-TADS-2017-versão-final.pdf" text:style-name="Internet_20_link" text:visited-style-name="Visited_20_Internet_20_Link"><text:span text:style-name="T12">http://blumenau.ifc.edu.br/tads/wp-content/uploads/sites/8/2015/11/PPC-TADS-2017-vers%C3%A3o-final.pdf</text:span></text:a></text:p>
      <text:p text:style-name="P19"/>
      <text:p text:style-name="P18"><text:span text:style-name="T15">Pedagogia: </text:span><text:a xlink:type="simple" xlink:href="http://blumenau.ifc.edu.br/pedagogia/matriz-curricular-2/" text:style-name="Internet_20_link" text:visited-style-name="Visited_20_Internet_20_Link">http://blumenau.ifc.edu.br/pedagogia/matriz-curricular-2/</text:a></text:p>
      <text:p text:style-name="P13"/>
      <text:p text:style-name="P12">Se o aluno precisar orientação para a compatibilidade das disciplinas deve procurar o coordenador do curso. Nenhum Servidor da Coordenação de Registros Acadêmicos tem o conhecimento necessário para tal.</text:p>
      <text:p text:style-name="P12"/>
      <text:p text:style-name="P9">2. Providenciar cópia do HISTÓRICO ESCOLAR devidamente carimbado e assinado pela instituição emitente. </text:p>
      <text:p text:style-name="P14"/>
      <text:p text:style-name="P9">3. Providenciar <text:span text:style-name="T17">Copias de </text:span>todos os PLANOS DE ENSINO da instituição emitente referentes às disciplinas cursadas e que se deseja validar. Os documentos deverão estar devidamente carimbados e assinados em todas as suas vias.</text:p>
      <text:p text:style-name="P14"/>
      <text:p text:style-name="P10">4. <text:span text:style-name="T16">Entregar a</text:span> documentação listada abaixo <text:span text:style-name="T16">entre os dias </text:span><text:span text:style-name="T20">24/07/2017</text:span><text:span text:style-name="T21"> até </text:span><text:span text:style-name="T20">28/07</text:span><text:span text:style-name="T21">/2017</text:span> <text:span text:style-name="T16">na Coordenação de Registros Acadêmicos (Secretaria)</text:span>:</text:p>
      <text:p text:style-name="P9">4.1 Requerimento <text:span text:style-name="T16">para Aproveitamento de Estudos</text:span> (devidamente preenchido).</text:p>
      <text:p text:style-name="P9">4.2 Histórico Escolar do aluno. <text:span text:style-name="T17">(Original e cópia).</text:span></text:p>
      <text:p text:style-name="P9">4.4 Plano de ensino da disciplina que o estudante pretende validar. <text:span text:style-name="T17">(Original e cópia)</text:span></text:p>
      <text:p text:style-name="P9"/>
      <text:p text:style-name="P8">O aluno deve trazer a cópia dos documentos pois não temos reprografia na Instituição. </text:p>
      <text:p text:style-name="P14"/>
      <text:p text:style-name="P14"/>
      <text:p text:style-name="P14"/>
      <text:p text:style-name="P14"><text:soft-page-break/><text:span text:style-name="T2">5</text:span><text:span text:style-name="T1">. Dos possíveis resultados:</text:span></text:p>
      <text:p text:style-name="P9"><text:span text:style-name="T17">5</text:span>.1 Deferido: a validação da disciplina foi aceita;</text:p>
      <text:p text:style-name="P9"><text:span text:style-name="T17">5</text:span>.2 Indeferido: a validação da disciplina foi recusada:</text:p>
      <text:p text:style-name="P14"/>
      <text:p text:style-name="P9"><text:span text:style-name="T17">6</text:span>. Caso o aluno estiver cursando a disciplina que pretende validar deverá aguardar o resultado do pedido de validação antes de abandonar a disciplina, uma vez que as atividades não poderão ser recuperadas no caso de reprovação do pedido.</text:p>
      <text:p text:style-name="P7"/>
      <text:p text:style-name="P14"><text:span text:style-name="T2">7</text:span><text:span text:style-name="T1">. Não serão aceitos documentos entregues fora do prazo.</text:span></text:p>
      <text:p text:style-name="P14"/>
      <text:p text:style-name="P5"><text:span text:style-name="T19">8</text:span><text:span text:style-name="T18">. Os resultados dos pedidos de validação serão publicados </text:span><text:span text:style-name="T19">em nosso site: </text:span><text:a xlink:type="simple" xlink:href="http://www.blumenau.ifc.edu.br/" text:style-name="Internet_20_link" text:visited-style-name="Visited_20_Internet_20_Link"><text:span text:style-name="T19">www.blumenau.ifc.edu.br</text:span></text:a><text:span text:style-name="T19"> conforme data divulgada no calendário acadêmico.</text:span></text:p>
      <text:p text:style-name="P14"/>
      <text:p text:style-name="P9">11. Após a publicação dos resultados dos requerimentos de validação de disciplinas, os pedidos deferidos serão <text:span text:style-name="T17">inseridos </text:span>no histórico do alun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'Times New Roman', Times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9:49:27.341000000</meta:creation-date>
    <dc:date>2017-07-14T16:04:42.438700701</dc:date>
    <meta:editing-duration>PT3H19M19S</meta:editing-duration>
    <meta:editing-cycles>6</meta:editing-cycles>
    <meta:generator>LibreOffice/5.1.6.2$Linux_X86_64 LibreOffice_project/10m0$Build-2</meta:generator>
    <meta:print-date>2017-02-09T11:03:06.428000000</meta:print-date>
    <meta:document-statistic meta:table-count="0" meta:image-count="0" meta:object-count="0" meta:page-count="2" meta:paragraph-count="27" meta:word-count="327" meta:character-count="2583" meta:non-whitespace-character-count="2278"/>
  </office:meta>
</office:document-meta>
</file>